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8e677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2939a0" officeooo:paragraph-rsid="002939a0"/>
    </style:style>
    <style:style style:name="P3" style:family="paragraph" style:parent-style-name="Heading_20_1">
      <style:paragraph-properties fo:text-align="center" style:justify-single-word="false" fo:break-before="page"/>
      <style:text-properties officeooo:rsid="002779e4"/>
    </style:style>
    <style:style style:name="P4" style:family="paragraph" style:parent-style-name="Title">
      <style:text-properties fo:language="en" fo:country="US"/>
    </style:style>
    <style:style style:name="P5" style:family="paragraph" style:parent-style-name="Heading_20_2">
      <style:paragraph-properties fo:text-align="justify" style:justify-single-word="false"/>
      <style:text-properties fo:color="#000000" fo:language="en" fo:country="US" fo:font-weight="bold" officeooo:rsid="001a4b01" officeooo:paragraph-rsid="001a4b01" fo:background-color="#ffffff" style:font-weight-asian="bold" style:font-weight-complex="bold"/>
    </style:style>
    <style:style style:name="P6" style:family="paragraph" style:parent-style-name="Heading_20_2">
      <style:paragraph-properties fo:text-align="justify" style:justify-single-word="false"/>
      <style:text-properties fo:language="en" fo:country="US" officeooo:paragraph-rsid="0018e677"/>
    </style:style>
    <style:style style:name="P7" style:family="paragraph" style:parent-style-name="Heading_20_2">
      <style:text-properties fo:language="en" fo:country="US" officeooo:paragraph-rsid="001fac5d"/>
    </style:style>
    <style:style style:name="P8" style:family="paragraph" style:parent-style-name="Heading_20_2">
      <style:text-properties officeooo:paragraph-rsid="0020cf74"/>
    </style:style>
    <style:style style:name="P9" style:family="paragraph" style:parent-style-name="Standard">
      <style:paragraph-properties fo:text-align="center" style:justify-single-word="false"/>
      <style:text-properties fo:color="#000000" fo:language="en" fo:country="US" fo:font-weight="bold" officeooo:rsid="001a4b01" officeooo:paragraph-rsid="001a4b01" fo:background-color="#fffff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language="en" fo:country="US" fo:font-weight="normal" officeooo:rsid="001a4b01" officeooo:paragraph-rsid="001a4b01" fo:background-color="#ffffff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paragraph-rsid="002939a0"/>
    </style:style>
    <style:style style:name="P12" style:family="paragraph" style:parent-style-name="Text_20_body">
      <style:text-properties style:font-name="Liberation Serif" fo:font-size="12pt" fo:language="en" fo:country="US" fo:font-weight="normal" officeooo:rsid="002585c5" officeooo:paragraph-rsid="002585c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language="en" fo:country="US" officeooo:rsid="0020cf74" officeooo:paragraph-rsid="0020cf74" style:font-size-asian="10.5pt" style:font-size-complex="12pt"/>
    </style:style>
    <style:style style:name="P14" style:family="paragraph" style:parent-style-name="Text_20_body">
      <style:text-properties fo:font-size="12pt" fo:language="en" fo:country="US" officeooo:rsid="0021f0dc" officeooo:paragraph-rsid="0021f0dc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language="en" fo:country="US" officeooo:rsid="0018e677" officeooo:paragraph-rsid="001a4b01"/>
    </style:style>
    <style:style style:name="P16" style:family="paragraph" style:parent-style-name="Text_20_body">
      <style:paragraph-properties fo:text-align="justify" style:justify-single-word="false"/>
      <style:text-properties fo:language="en" fo:country="US" fo:font-weight="normal" officeooo:rsid="001bffe5" officeooo:paragraph-rsid="001bffe5" style:font-weight-asian="normal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en" fo:country="US" fo:font-weight="normal" officeooo:rsid="001bffe5" officeooo:paragraph-rsid="001bffe5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language="en" fo:country="US" fo:font-weight="bold" officeooo:rsid="001bffe5" officeooo:paragraph-rsid="001bffe5" style:font-weight-asian="bold" style:font-weight-complex="bold"/>
    </style:style>
    <style:style style:name="P19" style:family="paragraph" style:parent-style-name="Text_20_body">
      <style:text-properties fo:language="en" fo:country="US" officeooo:rsid="001f4bd8" officeooo:paragraph-rsid="001f4bd8"/>
    </style:style>
    <style:style style:name="P20" style:family="paragraph" style:parent-style-name="Text_20_body">
      <style:text-properties fo:language="en" fo:country="US" officeooo:rsid="002585c5" officeooo:paragraph-rsid="002585c5"/>
    </style:style>
    <style:style style:name="P21" style:family="paragraph" style:parent-style-name="Text_20_body">
      <style:paragraph-properties fo:text-align="center" style:justify-single-word="false"/>
      <style:text-properties officeooo:rsid="00296e3e" officeooo:paragraph-rsid="00296e3e"/>
    </style:style>
    <style:style style:name="P22" style:family="paragraph" style:parent-style-name="Text_20_body">
      <style:paragraph-properties fo:text-align="center" style:justify-single-word="false"/>
      <style:text-properties officeooo:rsid="002aace8" officeooo:paragraph-rsid="002aace8"/>
    </style:style>
    <style:style style:name="P23" style:family="paragraph" style:parent-style-name="Heading_20_3">
      <style:text-properties fo:language="en" fo:country="US" officeooo:paragraph-rsid="001fac5d"/>
    </style:style>
    <style:style style:name="P24" style:family="paragraph" style:parent-style-name="Heading_20_3">
      <style:text-properties fo:language="en" fo:country="US" officeooo:paragraph-rsid="002585c5"/>
    </style:style>
    <style:style style:name="T1" style:family="text">
      <style:text-properties officeooo:rsid="0018e677"/>
    </style:style>
    <style:style style:name="T2" style:family="text">
      <style:text-properties officeooo:rsid="001a4b01"/>
    </style:style>
    <style:style style:name="T3" style:family="text">
      <style:text-properties fo:color="#000000" fo:font-weight="normal" officeooo:rsid="001a4b01" fo:background-color="#ffffff" loext:char-shading-value="0" style:font-weight-asian="normal" style:font-weight-complex="normal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officeooo:rsid="001a4b01" fo:background-color="#ffffff" loext:char-shading-value="0"/>
    </style:style>
    <style:style style:name="T6" style:family="text">
      <style:text-properties fo:color="#000000" officeooo:rsid="002779e4" fo:background-color="#ffffff" loext:char-shading-value="0"/>
    </style:style>
    <style:style style:name="T7" style:family="text">
      <style:text-properties fo:color="#000000" fo:language="en" fo:country="US" fo:background-color="#ffffff" loext:char-shading-value="0"/>
    </style:style>
    <style:style style:name="T8" style:family="text">
      <style:text-properties fo:color="#000000" fo:language="en" fo:country="US" officeooo:rsid="002aace8" fo:background-color="#ffffff" loext:char-shading-value="0"/>
    </style:style>
    <style:style style:name="T9" style:family="text">
      <style:text-properties fo:font-variant="normal" fo:text-transform="none" fo:color="#000000" style:font-name="Liberation Sans" fo:font-size="14pt" fo:letter-spacing="normal" fo:font-style="normal" fo:font-weight="bold" officeooo:rsid="001ce493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Liberation Sans" fo:font-size="14pt" fo:letter-spacing="normal" fo:font-style="normal" fo:font-weight="bold" officeooo:rsid="002779e4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000000" style:font-name="Liberation Sans" fo:font-size="14pt" fo:letter-spacing="normal" fo:language="en" fo:country="US" fo:font-style="normal" fo:font-weight="bold" officeooo:rsid="002779e4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Liberation Sans" fo:font-size="14pt" fo:letter-spacing="normal" fo:language="en" fo:country="US" fo:font-style="normal" fo:font-weight="bold" officeooo:rsid="0020cf74" style:font-size-asian="12.25pt" style:font-weight-asian="bold" style:font-size-complex="14pt" style:font-weight-complex="bold"/>
    </style:style>
    <style:style style:name="T13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14" style:family="text">
      <style:text-properties fo:font-variant="normal" fo:text-transform="none" fo:color="#000000" fo:letter-spacing="normal" fo:font-style="normal" fo:background-color="#ffffff" loext:char-shading-value="0" style:font-size-asian="10.5pt"/>
    </style:style>
    <style:style style:name="T15" style:family="text">
      <style:text-properties fo:font-variant="normal" fo:text-transform="none" fo:color="#000000" fo:letter-spacing="normal" fo:font-style="normal" officeooo:rsid="0021f0dc" fo:background-color="#ffffff" loext:char-shading-value="0" style:font-size-asian="10.5pt"/>
    </style:style>
    <style:style style:name="T16" style:family="text">
      <style:text-properties fo:font-variant="normal" fo:text-transform="none" fo:color="#000000" fo:letter-spacing="normal" fo:font-style="normal" officeooo:rsid="0023b4f0" fo:background-color="#ffffff" loext:char-shading-value="0" style:font-size-asian="10.5pt"/>
    </style:style>
    <style:style style:name="T17" style:family="text">
      <style:text-properties fo:font-variant="normal" fo:text-transform="none" fo:color="#000000" fo:letter-spacing="normal" fo:font-style="normal" officeooo:rsid="002779e4" fo:background-color="#ffffff" loext:char-shading-value="0" style:font-size-asian="10.5pt"/>
    </style:style>
    <style:style style:name="T18" style:family="text">
      <style:text-properties fo:font-variant="normal" fo:text-transform="none" fo:color="#000000" fo:letter-spacing="normal" fo:font-style="normal" officeooo:rsid="002939a0" fo:background-color="#ffffff" loext:char-shading-value="0" style:font-size-asian="10.5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ce493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fac5d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f4bd8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779e4" style:font-size-asian="12pt" style:font-size-complex="12pt"/>
    </style:style>
    <style:style style:name="T24" style:family="text">
      <style:text-properties officeooo:rsid="0023b4f0"/>
    </style:style>
    <style:style style:name="T25" style:family="text">
      <style:text-properties officeooo:rsid="002585c5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8e677"/>
    </style:style>
    <style:style style:name="T28" style:family="text">
      <style:text-properties fo:language="en" fo:country="US" officeooo:rsid="0029fb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 Ninny</text:p>
      <text:h text:style-name="P1" text:outline-level="1"><text:span text:style-name="T27">User Manua</text:span><text:span text:style-name="T28">l</text:span></text:h>
      <text:p text:style-name="P21"><text:span text:style-name="T27">I</text:span><text:span text:style-name="T26">n this section, we explain how the proxy is used and how it should be compiled.</text:span></text:p>
      <text:h text:style-name="P6" text:outline-level="2">Compilation:</text:h>
      <text:p text:style-name="P15">To compile the <text:span text:style-name="T2">source code of our project, you just have to run the “compile.sh” script at the project folder, t</text:span><text:span text:style-name="T3">his script uses javac to compile the two classes of the project.</text:span></text:p>
      <text:p text:style-name="P9">$ sh compile.sh</text:p>
      <text:p text:style-name="P10"/>
      <text:h text:style-name="P5" text:outline-level="2"><text:span text:style-name="T1">Running The Proxy</text:span>:</text:h>
      <text:p text:style-name="P16"><text:span text:style-name="T4">After compiling the application</text:span><text:span text:style-name="T5">, </text:span><text:span text:style-name="T4">if you want to</text:span><text:span text:style-name="T5"> </text:span><text:span text:style-name="T4">run the proxy, you just have to run the “NetNinny” java </text:span><text:span text:style-name="T6">application.</text:span><text:span text:style-name="T4"> This can be done running the next command at the project folder:</text:span></text:p>
      <text:p text:style-name="P18"><text:span text:style-name="T4">$ java NetNinny/NetNinny</text:span></text:p>
      <text:p text:style-name="P16"><text:span text:style-name="T4">By default the proxy will listen to the connections to localhost (127.0.0.1) on the port 8080. This can be changed using arguments when running the </text:span><text:span text:style-name="T6">application.</text:span></text:p>
      <text:p text:style-name="P16">The supported arguments are:</text:p>
      <text:list xml:id="list388410610129037487" text:style-name="L1">
        <text:list-item>
          <text:p text:style-name="P17">-p &lt;port number&gt; to change the listen port</text:p>
        </text:list-item>
        <text:list-item>
          <text:p text:style-name="P17">-i &lt;ip address&gt; to change the listen address</text:p>
        </text:list-item>
        <text:list-item>
          <text:p text:style-name="P17">-d to display more information while running the proxy</text:p>
        </text:list-item>
      </text:list>
      <text:p text:style-name="P16">So, for example, the next command would run the proxy on the port 8888 and <text:s/>the IP address 192.168.1.1:</text:p>
      <text:p text:style-name="P18"><text:span text:style-name="T4">$ java NetNinny/NetNinny -p 8888 -i 192.168.1.1</text:span></text:p>
      <text:h text:style-name="P3" text:outline-level="1"><text:span text:style-name="T7">Requirement</text:span><text:span text:style-name="T8">s</text:span></text:h>
      <text:p text:style-name="P22"><text:span text:style-name="T8">I</text:span><text:span text:style-name="T7">n this section, the requirements of this project are specified and we explain how this requirements are met on our project.</text:span></text:p>
      <text:h text:style-name="P7" text:outline-level="2"><text:span text:style-name="T10">Requirements</text:span><text:span text:style-name="T9"> </text:span><text:span text:style-name="T10">specification</text:span><text:span text:style-name="T9">:</text:span></text:h>
      <text:h text:style-name="P23" text:outline-level="3"><text:span text:style-name="T20">2.</text:span><text:span text:style-name="T22">1.</text:span><text:span text:style-name="T21">1</text:span><text:span text:style-name="T22"><text:tab/></text:span><text:span text:style-name="T19">Handles simple HTTP GET interactions between client and server.</text:span></text:h>
      <text:h text:style-name="P24" text:outline-level="3"><text:span text:style-name="T21">2.1.2<text:tab/></text:span><text:span text:style-name="T20">Blocks requests for undesirable URLs, using HTTP redirection.</text:span></text:h>
      <text:h text:style-name="P24" text:outline-level="3"><text:span text:style-name="T20">2.</text:span><text:span text:style-name="T22">1.3<text:tab/>Is compatible with all major browsers without the requirement to tweak any advanced </text:span><text:span text:style-name="T23">feature.</text:span></text:h>
      <text:h text:style-name="P24" text:outline-level="3"><text:span text:style-name="T22">2.1.4<text:tab/>Allows the user to select the proxy port.</text:span></text:h>
      <text:h text:style-name="P24" text:outline-level="3"><text:span text:style-name="T22">2.1.5<text:tab/></text:span><text:span text:style-name="T21">Is smart in selection of what HTTP content should be searched for forbidden keywords.</text:span></text:h>
      <text:p text:style-name="P19"><text:span text:style-name="T21"/></text:p>
      <text:h text:style-name="P8" text:outline-level="2"><text:span text:style-name="T11">Requirements</text:span><text:span text:style-name="T12"> fulfillment:</text:span></text:h>
      <text:p text:style-name="P13">2.2.1 <text:tab/>T<text:span text:style-name="T25">he proxy has been tested using GET requests, the proxy forwards them correctly. Other <text:tab/>types of HTTP request are not supported.</text:span></text:p>
      <text:p text:style-name="P14">2.2.2<text:tab/>As seen on the function “checkURL” <text:span text:style-name="T24">the proxy checks all requests to see if the requested <text:tab/>URL is in the blacklist or not. If the URL is undesirable, a HTTP 302 response is forged and<text:tab/>sent to the client.</text:span></text:p>
      <text:p text:style-name="P20">2.2.3<text:tab/>The proxy has been tested using Mozila Firefox, Microsoft Edge and Google Chrome, and <text:tab/>no errors have been spotted.</text:p>
      <text:p text:style-name="P12"><text:span text:style-name="T13">2.2.4<text:tab/>The port and the address of the proxy can be specified using arguments.</text:span></text:p>
      <text:p text:style-name="P12"><text:span text:style-name="T13">2.2.5<text:tab/></text:span><text:span text:style-name="T15">As seen on the function “</text:span><text:span text:style-name="T14">isResponseCheckeable</text:span><text:span text:style-name="T15">” </text:span><text:span text:style-name="T16">the proxy checks all re</text:span><text:span text:style-name="T14">sponses to see the <text:tab/>type of content and the encoding of the content. If the content is readable, </text:span><text:span text:style-name="T17">the function will <text:tab/>return true and the content will be searched for forbidden keywords.</text:span><text:span text:style-name="T14"> </text:span></text:p>
      <text:h text:style-name="P2" text:outline-level="1"><text:span text:style-name="T14">Testing</text:span></text:h>
      <text:p text:style-name="P1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ier Saizar</meta:initial-creator>
    <meta:creation-date>2017-02-25T11:22:56.268784620</meta:creation-date>
    <dc:date>2017-02-25T14:07:57.893271880</dc:date>
    <dc:creator>Oier Saizar</dc:creator>
    <meta:editing-duration>PT1H26M43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3" meta:paragraph-count="31" meta:word-count="409" meta:character-count="2391" meta:non-whitespace-character-count="2015"/>
  </office:meta>
</office:document-meta>
</file>